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Create a systemd Service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0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3-rhcsa/labs/systemd-service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ystemd Essentials and Logs and journalctl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 custom systemd service runs a script on boot</text:p>
            <text:p text:style-name="PBullet">• The service is enabled and starts automatically</text:p>
            <text:p text:style-name="PBullet">• Logs are visible in journalctl</text:p>
            <text:p text:style-name="PBullet">• A failure scenario is understood and debugg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ealthcheck.timer healthcheck.service
sudo rm /etc/systemd/system/healthcheck.{service,timer}
sudo rm /usr/local/bin/healthcheck.sh
sudo rm -f /var/log/healthcheck.log
sudo systemctl daemon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daemon-reload needed warning: Unit file changed but not reloaded</text:p>
            <text:p text:style-name="PBullet">• Service fails immediately: Script has syntax error or wrong path</text:p>
            <text:p text:style-name="PBullet">• is-enabled: disabled: Forgot enable step</text:p>
            <text:p text:style-name="PBullet">• Timer doesn't trigger: Timer unit not enabl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is pattern — a script, a service unit, and a timer — is the foundation for</text:p>
            <text:p text:style-name="PBullet">• automated maintenance tasks, health reporting, log rotation triggers, and</text:p>
            <text:p text:style-name="PBullet">• application-specific watchdogs. Knowing how to create, debug, and manage these</text:p>
            <text:p text:style-name="PBullet">• units is a daily skill for RHEL administrator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Create a systemd Service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ystemd Essentials and Logs and journalctl</text:p>
            <text:p text:style-name="PBullet">✓  Success criteria: A custom systemd service runs a script on boot</text:p>
            <text:p text:style-name="PBullet">✓  Cleanup</text:p>
            <text:p text:style-name="PBullet">✓  Common failures: Symptom: Likely cause</text:p>
            <text:p text:style-name="PBullet">✓  Why this matters in production: This pattern — a script, a service unit, and a timer — is the foundation for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